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108cm" fo:min-width="0.693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071cm" fo:min-width="0.45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108cm" fo:min-width="0.817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15cm" fo:min-width="2.9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273cm" fo:min-width="1.12cm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4pt" style:font-style-asian="normal" style:font-weight-asian="bold" style:font-family-complex="'Lohit Hindi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2pt" style:font-style-asian="normal" style:font-weight-asian="bold" style:font-family-complex="'Lohit Hindi'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22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2pt" style:font-style-asian="normal" style:font-weight-asian="bold" style:font-family-complex="'Lohit Hind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2pt" style:font-style-asian="normal" style:font-weight-asian="bold" style:font-family-complex="'Lohit Hindi'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4pt" style:font-style-asian="normal" style:font-weight-asian="bold" style:font-family-complex="'Lohit Hindi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2pt" style:font-style-asian="normal" style:font-weight-asian="bold" style:font-family-complex="'Lohit Hindi'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973cm" svg:height="0.973cm" svg:x="6.519cm" svg:y="12.1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73cm" svg:height="0.974cm" svg:x="6.519cm" svg:y="13.10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73cm" svg:height="0.974cm" svg:x="6.519cm" svg:y="10.1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973cm" svg:height="0.974cm" svg:x="6.519cm" svg:y="11.1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.7cm" svg:height="0.806cm" svg:x="6.387cm" svg:y="9.524cm">
            <draw:text-box>
              <text:p text:style-name="P2"><text:span text:style-name="T1">HashMap</text:span></text:p>
            </draw:text-box>
          </draw:frame>
          <draw:custom-shape draw:style-name="gr1" draw:text-style-name="P1" draw:layer="layout" svg:width="0.974cm" svg:height="0.974cm" svg:x="9.262cm" svg:y="13.7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1" draw:id="id1" draw:layer="layout" svg:width="0.973cm" svg:height="0.974cm" svg:x="10.236cm" svg:y="13.7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" draw:id="id2" draw:layer="layout" svg:width="0.974cm" svg:height="0.974cm" svg:x="11.208cm" svg:y="13.76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3" draw:id="id3" draw:layer="layout" svg:width="0.973cm" svg:height="0.974cm" svg:x="12.181cm" svg:y="13.769cm">
            <text:p/>
            <draw:enhanced-geometry svg:viewBox="0 0 21600 21600" draw:type="rectangle" draw:enhanced-path="M 0 0 L 21600 0 21600 21600 0 21600 0 0 Z N"/>
          </draw:custom-shape>
          <draw:line draw:name="contient" draw:style-name="gr3" draw:text-style-name="P1" draw:layer="layout" svg:x1="7.492cm" svg:y1="10.63cm" svg:x2="9.305cm" svg:y2="14.168cm">
            <svg:desc>contient</svg:desc>
            <text:p/>
          </draw:line>
          <draw:frame draw:style-name="gr4" draw:text-style-name="P4" draw:layer="layout" svg:width="2.149cm" svg:height="0.725cm" svg:x="8.156cm" svg:y="11.647cm">
            <draw:text-box>
              <text:p text:style-name="P2"><text:span text:style-name="T2">contient</text:span></text:p>
            </draw:text-box>
          </draw:frame>
          <draw:frame draw:style-name="gr5" draw:text-style-name="P3" draw:layer="layout" svg:width="2.975cm" svg:height="0.806cm" svg:x="10.153cm" svg:y="13.055cm">
            <draw:text-box>
              <text:p text:style-name="P2"><text:span text:style-name="T1">LinkedList</text:span></text:p>
            </draw:text-box>
          </draw:frame>
          <draw:frame draw:style-name="gr6" draw:text-style-name="P5" draw:layer="layout" svg:width="0.921cm" svg:height="0.806cm" svg:x="13.333cm" svg:y="14.018cm">
            <draw:text-box>
              <text:p text:style-name="P2"><text:span text:style-name="T1">...</text:span></text:p>
            </draw:text-box>
          </draw:frame>
          <draw:line draw:style-name="gr3" draw:text-style-name="P1" draw:layer="layout" svg:x1="9.35cm" svg:y1="14.743cm" svg:x2="8.154cm" svg:y2="17.624cm">
            <text:p/>
          </draw:line>
          <draw:custom-shape draw:style-name="gr1" draw:text-style-name="P1" draw:layer="layout" svg:width="0.973cm" svg:height="0.974cm" svg:x="7.682cm" svg:y="17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4cm" svg:height="1.673cm" svg:x="6.554cm" svg:y="18.823cm">
            <draw:text-box>
              <text:p text:style-name="P6"><text:span text:style-name="T2">Encapsulateur</text:span></text:p>
              <text:p text:style-name="P6"><text:span text:style-name="T2">du nœud </text:span></text:p>
              <text:p text:style-name="P6"><text:span text:style-name="T2">de départ </text:span></text:p>
            </draw:text-box>
          </draw:frame>
          <draw:custom-shape draw:style-name="gr1" draw:text-style-name="P1" xml:id="id5" draw:id="id5" draw:layer="layout" svg:width="0.973cm" svg:height="0.974cm" svg:x="12.181cm" svg:y="17.65cm">
            <text:p/>
            <draw:enhanced-geometry svg:viewBox="0 0 21600 21600" draw:type="rectangle" draw:enhanced-path="M 0 0 L 21600 0 21600 21600 0 21600 0 0 Z N"/>
          </draw:custom-shape>
          <draw:connector draw:style-name="gr8" draw:text-style-name="P1" draw:layer="layout" draw:type="lines" svg:x1="10.722cm" svg:y1="14.743cm" svg:x2="11.497cm" svg:y2="15.93cm" draw:start-shape="id1" draw:start-glue-point="2" svg:d="m10722 14743v501l775 686v0">
            <text:p/>
          </draw:connector>
          <draw:connector draw:style-name="gr8" draw:text-style-name="P1" draw:layer="layout" draw:type="lines" svg:x1="11.695cm" svg:y1="14.743cm" svg:x2="11.497cm" svg:y2="15.93cm" draw:start-shape="id2" draw:start-glue-point="2" svg:d="m11695 14743v501l-198 686v0">
            <text:p/>
          </draw:connector>
          <draw:connector draw:style-name="gr8" draw:text-style-name="P1" xml:id="id4" draw:id="id4" draw:layer="layout" draw:type="lines" svg:x1="12.667cm" svg:y1="14.743cm" svg:x2="11.497cm" svg:y2="15.93cm" draw:start-shape="id3" svg:d="m12667 14743v501l-1170 686v0">
            <text:p/>
          </draw:connector>
          <draw:connector draw:style-name="gr3" draw:text-style-name="P1" draw:layer="layout" draw:type="line" svg:x1="11.497cm" svg:y1="15.93cm" svg:x2="12.667cm" svg:y2="17.65cm" draw:start-shape="id4" draw:start-glue-point="3" draw:end-shape="id5" draw:end-glue-point="0" svg:d="m11497 15930 1170 1720">
            <text:p/>
          </draw:connector>
          <draw:frame draw:style-name="gr9" draw:text-style-name="P7" draw:layer="layout" svg:width="3.664cm" svg:height="1.673cm" svg:x="10.811cm" svg:y="18.823cm">
            <draw:text-box>
              <text:p text:style-name="P6"><text:span text:style-name="T2">Encapsulateurs</text:span></text:p>
              <text:p text:style-name="P6"><text:span text:style-name="T2">des nœuds</text:span></text:p>
              <text:p text:style-name="P6"><text:span text:style-name="T2">d'arrivé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main </meta:initial-creator>
    <meta:creation-date>2011-11-08T22:59:30</meta:creation-date>
    <dc:date>2011-11-08T23:28:07</dc:date>
    <dc:creator>Romain </dc:creator>
    <meta:editing-duration>PT13M37S</meta:editing-duration>
    <meta:editing-cycles>1</meta:editing-cycles>
    <meta:document-statistic meta:object-count="23"/>
    <meta:generator>LibreOffice/3.3$Unix LibreOffice_project/330m19$Build-401</meta:generator>
  </office:meta>
</office:document-meta>
</file>